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FF0000"/>
    </style:style>
    <style:style style:name="ce3" style:family="table-cell" style:parent-style-name="Default" style:data-style-name="N0">
      <style:table-cell-properties style:vertical-align="automatic"/>
      <style:text-properties fo:color="#FF0000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3.12208333333333cm"/>
    </style:style>
    <style:style style:name="co2" style:family="table-column">
      <style:table-column-properties fo:break-before="auto" style:column-width="16.4306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Tast Case Id</text:p>
          </table:table-cell>
          <table:table-cell office:value-type="string" table:style-name="ce3">
            <text:p>Test Scenario Description</text:p>
          </table:table-cell>
          <table:table-cell table:number-columns-repeated="16382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Verify if user/student will be able to login with a valid username and password</text:p>
          </table:table-cell>
          <table:table-cell table:style-name="ce4"/>
          <table:table-cell table:style-name="ce5"/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verify if a user cannot login with a valid username and password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verify the login page for both when the field is blank and submit button is clicked</text:p>
          </table:table-cell>
          <table:table-cell table:number-columns-repeated="16382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verify the "lost your password" functionalty</text:p>
          </table:table-cell>
          <table:table-cell table:number-columns-repeated="16382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verify the data or email must be entered into email textbox it should be send link into your account</text:p>
          </table:table-cell>
          <table:table-cell table:number-columns-repeated="16382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verify the data in password field is either visible as asterisk or bullet signs.</text:p>
          </table:table-cell>
          <table:table-cell table:number-columns-repeated="1638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verify the new password must enterd and update with old password.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verify if a user is able to login with a new password only after he/she has changed the password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HP-NPC</meta:initial-creator>
    <dc:creator>HP-NPC</dc:creator>
    <meta:creation-date>2024-02-03T20:57:50Z</meta:creation-date>
    <dc:date>2024-02-09T19:10:32Z</dc:date>
  </office:meta>
</office:document-meta>
</file>